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730eb" officeooo:paragraph-rsid="000730eb"/>
    </style:style>
    <style:style style:name="P2" style:family="paragraph" style:parent-style-name="Standard">
      <style:text-properties officeooo:rsid="0007b2ba" officeooo:paragraph-rsid="0007b2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/>exam@debian:~$ mkdir sales_56</text:p>
      <text:p text:style-name="P1"><text:s text:c="5"/>exam@debian:~$ cd sales_56</text:p>
      <text:p text:style-name="P1"><text:s text:c="5"/>exam@debian:~/sales_56$ mkdir location1</text:p>
      <text:p text:style-name="P1"><text:s text:c="5"/>exam@debian:~/sales_56$ mkdir location2</text:p>
      <text:p text:style-name="P1"><text:s text:c="5"/>exam@debian:~/sales_56$ mkdir location3</text:p>
      <text:p text:style-name="P1"><text:s text:c="5"/>exam@debian:~/sales_56$ cd location1</text:p>
      <text:p text:style-name="P1"><text:s text:c="5"/>exam@debian:~/sales_56/location1$ cat &gt;sales1</text:p>
      <text:p text:style-name="P1"><text:s text:c="5"/>this is the information of sales1</text:p>
      <text:p text:style-name="P1"><text:s text:c="5"/>exam@debian:~/sales_56/location1$ cat &gt;sales2</text:p>
      <text:p text:style-name="P1"><text:s text:c="5"/>this is the information of sales2</text:p>
      <text:p text:style-name="P1"><text:s text:c="5"/>exam@debian:~/sales_56/location1$ cat&gt;sales3</text:p>
      <text:p text:style-name="P1"><text:s text:c="5"/>this is the information about sales3</text:p>
      <text:p text:style-name="P1"><text:s text:c="5"/>exam@debian:~/sales_56/location1$ cd ..</text:p>
      <text:p text:style-name="P1"><text:s text:c="5"/>exam@debian:~/sales_56$ cd location2</text:p>
      <text:p text:style-name="P1"><text:s text:c="5"/>exam@debian:~/sales_56/location2$ cat &gt;pur1.txt</text:p>
      <text:p text:style-name="P1"><text:s text:c="5"/>purchase at low cost</text:p>
      <text:p text:style-name="P1"><text:s text:c="5"/>exam@debian:~/sales_56/location2$ cat &gt;pur2.txt</text:p>
      <text:p text:style-name="P1"><text:s text:c="5"/>purchase dress and shoes at low price</text:p>
      <text:p text:style-name="P1"><text:s text:c="5"/>exam@debian:~/sales_56/location2$ cd ..</text:p>
      <text:p text:style-name="P1"><text:s text:c="5"/>exam@debian:~/sales_56$ cd location3</text:p>
      <text:p text:style-name="P1"><text:s text:c="5"/>exam@debian:~/sales_56/location3$ cat &gt;stock1.txt</text:p>
      <text:p text:style-name="P1"><text:s text:c="5"/>stocks are available here</text:p>
      <text:p text:style-name="P1"><text:s text:c="5"/>exam@debian:~/sales_56/location3$ cat &gt;stock2.txt</text:p>
      <text:p text:style-name="P1"><text:s text:c="5"/>the materials are restocked.</text:p>
      <text:p text:style-name="P1"><text:s text:c="5"/>exam@debian:~/sales_56/location3$ cd</text:p>
      <text:p text:style-name="P1"/>
      <text:p text:style-name="P1">Q1) exam@debian:~/sales_56/location2$ cat pur1.txt &gt;&gt;pur2.txt</text:p>
      <text:p text:style-name="P1">exam@debian:~/sales_56/location2$ cat pur2.txt &gt;&gt;pur3.txt</text:p>
      <text:p text:style-name="P1">exam@debian:~/sales_56/location2$ cat pur2.txt</text:p>
      <text:p text:style-name="P1">purchase dress and shoes at low price</text:p>
      <text:p text:style-name="P1">purchase at low cost</text:p>
      <text:p text:style-name="P1"/>
      <text:p text:style-name="P1">Q2) exam@debian:~/sales_56/location2$ cp ~/sales_56/location2/pur3.txt ~/sales_56/location3/stock3.txt</text:p>
      <text:p text:style-name="P1">exam@debian:~/sales_56/location2$ cat stock.txt</text:p>
      <text:p text:style-name="P1">cat: stock.txt: No such file or directory</text:p>
      <text:p text:style-name="P1">exam@debian:~/sales_56/location2$ cat stock3.txt</text:p>
      <text:p text:style-name="P1">cat: stock3.txt: No such file or directory</text:p>
      <text:p text:style-name="P1">exam@debian:~/sales_56/location2$ cd ..</text:p>
      <text:p text:style-name="P1">exam@debian:~/sales_56$ cd location3</text:p>
      <text:p text:style-name="P1">exam@debian:~/sales_56/location3$ cat stock3.txt</text:p>
      <text:p text:style-name="P1">purchase dress and shoes at low price</text:p>
      <text:p text:style-name="P1">purchase at low cost</text:p>
      <text:p text:style-name="P1"/>
      <text:p text:style-name="P2">Q3) exam@debian:~$ cd sales_56</text:p>
      <text:p text:style-name="P2">exam@debian:~/sales_56$ cd location3</text:p>
      <text:p text:style-name="P2">exam@debian:~/sales_56/location3$ chmod +wrx stock3.txt</text:p>
      <text:p text:style-name="P2">exam@debian:~/sales_56/location3$ ls l stock3.txt</text:p>
      <text:p text:style-name="P2">ls: cannot access 'l': No such file or directory</text:p>
      <text:p text:style-name="P2">stock3.txt</text:p>
      <text:p text:style-name="P2">exam@debian:~/sales_56/location3$ ls -l stock3.txt</text:p>
      <text:p text:style-name="P2">-rwxr-xr-x 1 exam exam 59 Oct <text:s/>8 14:22 stock3.txt</text:p>
      <text:p text:style-name="P2"><text:soft-page-break/>Q4) exam@debian:~/sales_56/location3$ head -n 10 stock1.txt</text:p>
      <text:p text:style-name="P2"><text:s text:c="7"/>abc</text:p>
      <text:p text:style-name="P2"><text:s text:c="7"/>bac</text:p>
      <text:p text:style-name="P2"><text:s text:c="7"/>cab</text:p>
      <text:p text:style-name="P2"><text:s text:c="7"/>bbb</text:p>
      <text:p text:style-name="P2"><text:s text:c="7"/>ddd</text:p>
      <text:p text:style-name="P2"><text:s text:c="7"/>gg</text:p>
      <text:p text:style-name="P2"><text:s text:c="7"/>tyh</text:p>
      <text:p text:style-name="P2"><text:s text:c="7"/>eee</text:p>
      <text:p text:style-name="P2"><text:s text:c="7"/>hhh</text:p>
      <text:p text:style-name="P2"><text:s text:c="7"/>jjj</text:p>
      <text:p text:style-name="P2"/>
      <text:p text:style-name="P2"/>
      <text:p text:style-name="P2">Q5) exam@debian:~/sales_56$ ls -al</text:p>
      <text:p text:style-name="P2"><text:s text:c="8"/>total 20</text:p>
      <text:p text:style-name="P2"><text:s text:c="7"/>drwxr-xr-x <text:s/>5 exam exam 4096 Oct <text:s/>8 14:07 .</text:p>
      <text:p text:style-name="P2"><text:s text:c="7"/>drwxr-xr-x 22 exam exam 4096 Oct <text:s/>8 14:07 ..</text:p>
      <text:p text:style-name="P2"><text:s text:c="7"/>drwxr-xr-x <text:s/>2 exam exam 4096 Oct <text:s/>8 14:09 location1</text:p>
      <text:p text:style-name="P2"><text:s text:c="7"/>drwxr-xr-x <text:s/>2 exam exam 4096 Oct <text:s/>8 14:18 location2</text:p>
      <text:p text:style-name="P2"><text:s text:c="7"/>drwxr-xr-x <text:s/>2 exam exam 4096 Oct <text:s/>8 14:22 location3</text:p>
      <text:p text:style-name="P2"/>
      <text:p text:style-name="P2"/>
      <text:p text:style-name="P2">2) echo "Menu"</text:p>
      <text:p text:style-name="P2">echo "1-&gt;volume of sphere"</text:p>
      <text:p text:style-name="P2">echo "2-&gt;volume of cube"</text:p>
      <text:p text:style-name="P2">echo "3-&gt;volume of cylinder"</text:p>
      <text:p text:style-name="P2">echo "enter your choice"</text:p>
      <text:p text:style-name="P2">read ch</text:p>
      <text:p text:style-name="P2">case $ch in</text:p>
      <text:p text:style-name="P2"><text:s text:c="4"/>1)echo "enter radius of sphere"</text:p>
      <text:p text:style-name="P2"><text:s text:c="6"/>read r</text:p>
      <text:p text:style-name="P2"><text:s text:c="6"/>volume=`expr 4 \* 22 \* $r \* $r \* $r / 3 / 7`</text:p>
      <text:p text:style-name="P2"><text:s text:c="6"/>echo "volume of sphere is: $volume" <text:s/>;;</text:p>
      <text:p text:style-name="P2"><text:s text:c="4"/>2)echo "enter sides of cube"</text:p>
      <text:p text:style-name="P2"><text:s text:c="6"/>read s</text:p>
      <text:p text:style-name="P2"><text:s text:c="6"/>volume=`expr $s \* $s \* $s`</text:p>
      <text:p text:style-name="P2"><text:s text:c="6"/>echo "volume of cube is: $volume" <text:s/>;;</text:p>
      <text:p text:style-name="P2"><text:s text:c="4"/>3)echo "enter radius of cylinder"</text:p>
      <text:p text:style-name="P2"><text:s text:c="6"/>read c</text:p>
      <text:p text:style-name="P2"><text:s text:c="6"/>echo "enter height of cylinder"</text:p>
      <text:p text:style-name="P2"><text:s text:c="6"/>read h</text:p>
      <text:p text:style-name="P2"><text:s text:c="6"/>volume=`expr 22 \* $r \* $r \* $h / 7`</text:p>
      <text:p text:style-name="P2"><text:s text:c="6"/>echo "volume of cylinder is: $volume" <text:s/>;;</text:p>
      <text:p text:style-name="P2"/>
      <text:p text:style-name="P2"><text:s text:c="4"/>esac</text:p>
      <text:p text:style-name="P2"/>
      <text:p text:style-name="P2"/>
      <text:p text:style-name="P2"/>
      <text:p text:style-name="P2">OUTPUT:</text:p>
      <text:p text:style-name="P2"/>
      <text:p text:style-name="P2">exam@debian:~$ emacs volume.sh</text:p>
      <text:p text:style-name="P2">exam@debian:~$ bash volume.sh</text:p>
      <text:p text:style-name="P2"><text:soft-page-break/>Menu</text:p>
      <text:p text:style-name="P2">1-&gt;volume of sphere</text:p>
      <text:p text:style-name="P2">2-&gt;volume of cube</text:p>
      <text:p text:style-name="P2">3-&gt;volume of cylinder</text:p>
      <text:p text:style-name="P2">enter your choice</text:p>
      <text:p text:style-name="P2">1</text:p>
      <text:p text:style-name="P2">enter radius of sphere</text:p>
      <text:p text:style-name="P2">2</text:p>
      <text:p text:style-name="P2">volume of sphere is: 33</text:p>
      <text:p text:style-name="P2"/>
      <text:p text:style-name="P2">exam@debian:~$ emacs volume.sh</text:p>
      <text:p text:style-name="P2">exam@debian:~$ bash volume.sh</text:p>
      <text:p text:style-name="P2">Menu</text:p>
      <text:p text:style-name="P2">1-&gt;volume of sphere</text:p>
      <text:p text:style-name="P2">2-&gt;volume of cube</text:p>
      <text:p text:style-name="P2">3-&gt;volume of cylinder</text:p>
      <text:p text:style-name="P2">enter your choice</text:p>
      <text:p text:style-name="P2">2</text:p>
      <text:p text:style-name="P2">enter sides of cube</text:p>
      <text:p text:style-name="P2">2</text:p>
      <text:p text:style-name="P2">volume of cube is: 8</text:p>
      <text:p text:style-name="P2"/>
      <text:p text:style-name="P2">exam@debian:~$ emacs volume.sh</text:p>
      <text:p text:style-name="P2">exam@debian:~$ bash volume.sh</text:p>
      <text:p text:style-name="P2">Menu</text:p>
      <text:p text:style-name="P2">1-&gt;volume of sphere</text:p>
      <text:p text:style-name="P2">2-&gt;volume of cube</text:p>
      <text:p text:style-name="P2">3-&gt;volume of cylinder</text:p>
      <text:p text:style-name="P2">enter your choice</text:p>
      <text:p text:style-name="P2">3</text:p>
      <text:p text:style-name="P2">enter radius of cylinder</text:p>
      <text:p text:style-name="P2">2</text:p>
      <text:p text:style-name="P2">enter height of cylinder</text:p>
      <text:p text:style-name="P2">4</text:p>
      <text:p text:style-name="P2">expr: non-integer argument</text:p>
      <text:p text:style-name="P2">volume of cylinder is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5:49:36.823054782</meta:creation-date>
    <dc:date>2021-10-08T16:09:19.163040611</dc:date>
    <meta:editing-duration>PT9M32S</meta:editing-duration>
    <meta:editing-cycles>1</meta:editing-cycles>
    <meta:document-statistic meta:table-count="0" meta:image-count="0" meta:object-count="0" meta:page-count="3" meta:paragraph-count="125" meta:word-count="465" meta:character-count="3750" meta:non-whitespace-character-count="3080"/>
    <meta:generator>LibreOffice/7.0.4.2$Linux_X86_64 LibreOffice_project/00$Build-2</meta:generator>
  </office:meta>
</office:document-meta>
</file>